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Minions</text:p>
          </table:table-cell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 + Discards</text:p>
          </table:table-cell>
          <table:table-cell office:value-type="string" calcext:value-type="string">
            <text:p>When you discard N cards at once for any reason, deal N^2 damage to the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g Enemy Level</text:p>
          </table:table-cell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Morale</text:p>
          </table:table-cell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he Inquisi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Players lose 1 Evil Point whenever they play a Minion. Lasts 2 turns.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office:value-type="string" calcext:value-type="string">
            <text:p>Was “Freeze Ray”, card was cut due to being too confusing and complicat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3:41:37.0640357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10T16:01:37.554484362</dc:date>
    <meta:editing-duration>P6DT6H23M2S</meta:editing-duration>
    <meta:editing-cycles>887</meta:editing-cycles>
    <meta:document-statistic meta:table-count="10" meta:cell-count="2016" meta:object-count="0"/>
  </office:meta>
</office:document-meta>
</file>